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6458in" fo:margin-left="-0.075in" table:align="left" style:writing-mode="lr-tb"/>
    </style:style>
    <style:style style:name="Table1.A" style:family="table-column">
      <style:table-column-properties style:column-width="1.3896in"/>
    </style:style>
    <style:style style:name="Table1.B" style:family="table-column">
      <style:table-column-properties style:column-width="0.8729in"/>
    </style:style>
    <style:style style:name="Table1.C" style:family="table-column">
      <style:table-column-properties style:column-width="1in"/>
    </style:style>
    <style:style style:name="Table1.D" style:family="table-column">
      <style:table-column-properties style:column-width="0.8125in"/>
    </style:style>
    <style:style style:name="Table1.E" style:family="table-column">
      <style:table-column-properties style:column-width="0.7583in"/>
    </style:style>
    <style:style style:name="Table1.1" style:family="table-row">
      <style:table-row-properties style:min-row-height="0.0507in" fo:keep-together="auto"/>
    </style:style>
    <style:style style:name="Table1.A1" style:family="table-cell">
      <style:table-cell-properties style:vertical-align="middle" fo:padding-left="0.075in" fo:padding-right="0.075in" fo:padding-top="0in" fo:padding-bottom="0in" fo:border="0.5pt solid #000000" style:writing-mode="lr-tb"/>
    </style:style>
    <style:style style:name="Table1.2" style:family="table-row">
      <style:table-row-properties style:min-row-height="0.05in" fo:keep-together="auto"/>
    </style:style>
    <style:style style:name="Table1.3" style:family="table-row">
      <style:table-row-properties style:min-row-height="0.1729in" fo:keep-together="auto"/>
    </style:style>
    <style:style style:name="Table1.10" style:family="table-row">
      <style:table-row-properties style:min-row-height="0.1799in" fo:keep-together="auto"/>
    </style:style>
    <style:style style:name="P1" style:family="paragraph" style:parent-style-name="Heading_20_1">
      <style:paragraph-properties fo:text-align="center" style:justify-single-word="false"/>
    </style:style>
    <style:style style:name="P2" style:family="paragraph" style:parent-style-name="Heading_20_1" style:master-page-name="Standard">
      <style:paragraph-properties fo:text-align="center" style:justify-single-word="false" style:page-number="auto"/>
    </style:style>
    <style:style style:name="P3" style:family="paragraph" style:parent-style-name="Standard">
      <style:text-properties style:language-asian="ko" style:country-asian="KR"/>
    </style:style>
    <style:style style:name="P4" style:family="paragraph" style:parent-style-name="Standard">
      <style:text-properties fo:font-size="12pt" style:font-size-asian="12pt"/>
    </style:style>
    <style:style style:name="P5" style:family="paragraph" style:parent-style-name="Standard">
      <style:text-properties fo:font-size="12pt" style:font-size-asian="12pt" fo:background-color="#ff00ff"/>
    </style:style>
    <style:style style:name="P6" style:family="paragraph" style:parent-style-name="Standard">
      <style:paragraph-properties fo:text-align="center" style:justify-single-word="false"/>
      <style:text-properties fo:font-size="12pt" style:font-size-asian="12pt"/>
    </style:style>
    <style:style style:name="P7" style:family="paragraph" style:parent-style-name="Standard">
      <style:text-properties fo:font-size="12pt" style:font-size-asian="12pt" style:font-size-complex="7.5pt"/>
    </style:style>
    <style:style style:name="P8" style:family="paragraph" style:parent-style-name="Standard">
      <style:paragraph-properties fo:text-align="center" style:justify-single-word="false" style:snap-to-layout-grid="false"/>
      <style:text-properties fo:font-size="12pt" officeooo:rsid="0013e71d" officeooo:paragraph-rsid="0013e71d" style:font-size-asian="12pt"/>
    </style:style>
    <style:style style:name="P9" style:family="paragraph" style:parent-style-name="Standard">
      <style:text-properties fo:font-size="12pt" fo:font-style="italic" style:font-size-asian="12pt" style:font-style-asian="italic"/>
    </style:style>
    <style:style style:name="P10" style:family="paragraph" style:parent-style-name="Standard" style:list-style-name="WW8Num2">
      <style:text-properties fo:font-size="12pt" fo:font-style="italic" style:font-size-asian="12pt" style:font-style-asian="italic"/>
    </style:style>
    <style:style style:name="P11" style:family="paragraph" style:parent-style-name="Standard" style:list-style-name="WW8Num4">
      <style:text-properties fo:font-size="12pt" fo:font-style="italic" style:font-size-asian="12pt" style:font-style-asian="italic"/>
    </style:style>
    <style:style style:name="P12" style:family="paragraph" style:parent-style-name="Standard">
      <style:paragraph-properties fo:text-align="center" style:justify-single-word="false"/>
      <style:text-properties fo:font-size="12pt" fo:font-weight="bold" style:font-size-asian="12pt" style:font-weight-asian="bold"/>
    </style:style>
    <style:style style:name="P13" style:family="paragraph" style:parent-style-name="Standard">
      <style:paragraph-properties fo:text-align="center" style:justify-single-word="false" style:snap-to-layout-grid="false"/>
      <style:text-properties fo:font-size="12pt" fo:font-weight="bold" style:font-size-asian="12pt" style:font-weight-asian="bold"/>
    </style:style>
    <style:style style:name="P14" style:family="paragraph" style:parent-style-name="Standard">
      <style:text-properties fo:font-size="9pt" style:font-size-asian="9pt" style:font-size-complex="6.5pt"/>
    </style:style>
    <style:style style:name="P15" style:family="paragraph" style:parent-style-name="Standard" style:list-style-name="WW8Num2"/>
    <style:style style:name="P16" style:family="paragraph" style:parent-style-name="Standard" style:list-style-name="WW8Num3"/>
    <style:style style:name="P17" style:family="paragraph" style:parent-style-name="Standard" style:list-style-name="WW8Num4"/>
    <style:style style:name="P18" style:family="paragraph" style:parent-style-name="Standard">
      <style:text-properties fo:font-size="8pt" fo:font-style="italic" style:font-size-asian="8pt" style:font-style-asian="italic" style:font-size-complex="5.5pt"/>
    </style:style>
    <style:style style:name="P19" style:family="paragraph" style:parent-style-name="Standard">
      <style:paragraph-properties fo:text-align="center" style:justify-single-word="false"/>
    </style:style>
    <style:style style:name="P20" style:family="paragraph" style:parent-style-name="Standard">
      <style:text-properties style:font-size-complex="7.5pt"/>
    </style:style>
    <style:style style:name="P21" style:family="paragraph" style:parent-style-name="Standard">
      <style:text-properties fo:font-style="normal" officeooo:rsid="0012a00d" officeooo:paragraph-rsid="0012a00d" style:font-style-asian="normal" style:font-style-complex="normal"/>
    </style:style>
    <style:style style:name="P22" style:family="paragraph" style:parent-style-name="Standard">
      <style:text-properties fo:font-style="normal" officeooo:rsid="0012a00d" officeooo:paragraph-rsid="0012a00d" fo:background-color="#ffff00" style:font-style-asian="normal" style:font-style-complex="normal"/>
    </style:style>
    <style:style style:name="T1" style:family="text">
      <style:text-properties style:language-asian="ko" style:country-asian="KR"/>
    </style:style>
    <style:style style:name="T2" style:family="text">
      <style:text-properties fo:font-size="12pt" style:font-size-asian="12pt"/>
    </style:style>
    <style:style style:name="T3" style:family="text">
      <style:text-properties fo:font-size="12pt" style:font-size-asian="12pt" fo:background-color="#ff00ff"/>
    </style:style>
    <style:style style:name="T4" style:family="text">
      <style:text-properties fo:font-size="12pt" officeooo:rsid="0012a00d" style:font-size-asian="12pt"/>
    </style:style>
    <style:style style:name="T5" style:family="text">
      <style:text-properties fo:font-size="12pt" officeooo:rsid="0013e71d" style:font-size-asian="12pt"/>
    </style:style>
    <style:style style:name="T6" style:family="text">
      <style:text-properties fo:font-size="12pt" fo:font-style="italic" style:font-size-asian="12pt" style:font-style-asian="italic"/>
    </style:style>
    <style:style style:name="T7" style:family="text">
      <style:text-properties fo:font-size="12pt" fo:font-style="italic" style:font-size-asian="12pt" style:font-style-asian="italic" fo:background-color="#00ff00"/>
    </style:style>
    <style:style style:name="T8" style:family="text">
      <style:text-properties fo:font-size="12pt" fo:font-style="italic" fo:font-weight="bold" style:font-size-asian="12pt" style:font-style-asian="italic" style:font-weight-asian="bold"/>
    </style:style>
    <style:style style:name="T9" style:family="text">
      <style:text-properties fo:font-size="12pt" fo:font-weight="bold" style:font-size-asian="12pt" style:font-weight-asian="bold"/>
    </style:style>
    <style:style style:name="T10" style:family="text">
      <style:text-properties fo:font-size="12pt" fo:font-weight="bold" style:font-size-asian="12pt" style:font-weight-asian="bold" style:font-weight-complex="bold"/>
    </style:style>
    <style:style style:name="T11" style:family="text">
      <style:text-properties fo:font-size="9pt" style:font-size-asian="9pt" style:font-size-complex="6.5pt"/>
    </style:style>
    <style:style style:name="T12" style:family="text">
      <style:text-properties fo:font-weight="bold" style:font-weight-asian="bold"/>
    </style:style>
    <style:style style:name="T13" style:family="text">
      <style:text-properties style:font-size-complex="7.5pt"/>
    </style:style>
    <style:style style:name="T14" style:family="text">
      <style:text-properties officeooo:rsid="0012a0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prE 3810, Computer Organization and </text:h>
      <text:h text:style-name="P1" text:outline-level="1">Assembly Level Programming</text:h>
      <text:p text:style-name="P3"/>
      <text:h text:style-name="P1" text:outline-level="1">Team Contract – Project Part 1</text:h>
      <text:p text:style-name="Standard"/>
      <text:p text:style-name="Standard"/>
      <text:p text:style-name="Standard"><text:span text:style-name="T2">Project Teams Group: ______</text:span><text:span text:style-name="T4">B3</text:span><text:span text:style-name="T2">____________________ </text:span></text:p>
      <text:p text:style-name="P4"/>
      <text:p text:style-name="Standard"><text:span text:style-name="T2">Team Members:<text:tab/>_</text:span><text:span text:style-name="T4">Drew Swanson</text:span><text:span text:style-name="T2">_______________________________________</text:span></text:p>
      <text:p text:style-name="P4"/>
      <text:p text:style-name="P4"><text:tab/><text:tab/><text:tab/>_<text:span text:style-name="T14">Anthon Worsham</text:span>_____________________________________</text:p>
      <text:p text:style-name="P4"/>
      <text:p text:style-name="P4"><text:tab/><text:tab/><text:tab/>______________________________________________</text:p>
      <text:p text:style-name="P14"/>
      <text:p text:style-name="Standard"><text:span text:style-name="T6">Discuss the following aspects of teamwork with your team – make sure to get input from each member. Write down your team’s consensus for each of the bolded headings. Italicized text contains instructions and examples and should be deleted once you’ve read it. Please see the example contract for rough length expectations.</text:span></text:p>
      <text:p text:style-name="P9"/>
      <text:p text:style-name="Standard"><text:span text:style-name="T9">Course Goals:</text:span><text:span text:style-name="T2"> </text:span><text:span text:style-name="T6">List and acknowledge the goals of your individual team members. Examples may include:</text:span></text:p>
      <text:list xml:id="list3612828017" text:style-name="WW8Num2">
        <text:list-item>
          <text:p text:style-name="P10">learn everything about computer architecture</text:p>
        </text:list-item>
        <text:list-item>
          <text:p text:style-name="P10">know enough to understand security risks posed by hardware primitives</text:p>
        </text:list-item>
        <text:list-item>
          <text:p text:style-name="P10">get an A/B/C/Pass in the course</text:p>
        </text:list-item>
        <text:list-item>
          <text:p text:style-name="P10">minimize the number of lost points</text:p>
        </text:list-item>
        <text:list-item>
          <text:p text:style-name="P10">prepare myself for a career in hardware design</text:p>
        </text:list-item>
        <text:list-item>
          <text:p text:style-name="P10">prepare myself to be able to do research involving FPGAs</text:p>
        </text:list-item>
        <text:list-item>
          <text:p text:style-name="P15"><text:span text:style-name="T6">be able to explain the workings of a stored-program computer from gates to C</text:span></text:p>
        </text:list-item>
      </text:list>
      <text:p text:style-name="Standard"><text:span text:style-name="T6"/></text:p>
      <text:p text:style-name="Standard"><text:span text:style-name="T6"/></text:p>
      <text:p text:style-name="P22"><text:span text:style-name="T2">Team Goals:</text:span></text:p>
      <text:p text:style-name="P22"><text:span text:style-name="T2">- Complete the projects</text:span></text:p>
      <text:p text:style-name="P22"><text:span text:style-name="T2">- Worse case get a C, shoot for B+</text:span></text:p>
      <text:p text:style-name="P22"><text:span text:style-name="T2">- Know security risks for cybersecurity</text:span></text:p>
      <text:p text:style-name="P22"><text:span text:style-name="T2">- Be sufficient in VHDL</text:span></text:p>
      <text:p text:style-name="P22"><text:span text:style-name="T2">- Know inner workings of computer processor</text:span></text:p>
      <text:p text:style-name="P5"/>
      <text:p text:style-name="Standard"><text:span text:style-name="T9">Team Expectations:</text:span></text:p>
      <text:list xml:id="list2501196251" text:style-name="WW8Num3">
        <text:list-item>
          <text:p text:style-name="P16"><text:span text:style-name="T9">Conduct:</text:span><text:span text:style-name="T2"> </text:span><text:span text:style-name="T6">What are the expectations for personal conduct of group members?</text:span></text:p>
        </text:list-item>
        <text:list-item>
          <text:p text:style-name="P16"><text:span text:style-name="T9">Communication:</text:span><text:span text:style-name="T2"> </text:span><text:span text:style-name="T6">What is the best mode of communication for the group? How often should communication occur? How fast should a response be expected?</text:span></text:p>
        </text:list-item>
        <text:list-item>
          <text:p text:style-name="P16"><text:span text:style-name="T9">Group conventions:</text:span><text:span text:style-name="T8"> </text:span><text:span text:style-name="T7">Naming conventions? Compilation and simulation methodology? Testbench strategies? Do file usage? Version control strategies? Commenting standards?</text:span></text:p>
        </text:list-item>
        <text:list-item>
          <text:p text:style-name="P16"><text:span text:style-name="T9">Meetings:</text:span><text:span text:style-name="T2"> </text:span><text:span text:style-name="T6">Given the significant portion of the course that the lab covers, it is expected that your team will spend more time working on the labs than in your </text:span><text:soft-page-break/><text:span text:style-name="T6">scheduled lab sections. How will your group expect to handle this? </text:span><text:span text:style-name="T7">Please include at least two additional times outside of lab that your team can meet (preferably in-person).</text:span><text:span text:style-name="T6"> Examples of other issues to consider include:</text:span></text:p>
        </text:list-item>
      </text:list>
      <text:list xml:id="list194609601" text:style-name="WW8Num4">
        <text:list-item>
          <text:list>
            <text:list-item>
              <text:p text:style-name="P11">Work together in-person outside of lab sections?</text:p>
            </text:list-item>
            <text:list-item>
              <text:p text:style-name="P11">Work together online outside of lab sections?</text:p>
            </text:list-item>
            <text:list-item>
              <text:p text:style-name="P11">Work separately on responsibilities?</text:p>
            </text:list-item>
          </text:list>
        </text:list-item>
        <text:list-item>
          <text:p text:style-name="P17"><text:span text:style-name="T9">Peer Evaluation Criteria:</text:span><text:span text:style-name="T6"> Please create a brief criteria for how effort and contribution are defined. Note that teams with </text:span><text:span text:style-name="T8">vastly</text:span><text:span text:style-name="T6"> divergent scores may require a meeting with course instructor and result in different grades for different group members. Teams with reasonably equitable scores will receive the same grade.</text:span></text:p>
        </text:list-item>
      </text:list>
      <text:p text:style-name="Standard"><text:span text:style-name="T6"/></text:p>
      <text:p text:style-name="P21"><text:span text:style-name="T2">Team Expectations:</text:span></text:p>
      <text:p text:style-name="P21"><text:span text:style-name="T2">- Only crash out at ourselves and our code, never partner</text:span></text:p>
      <text:p text:style-name="P21"><text:span text:style-name="T2">Communicate clearly and often</text:span></text:p>
      <text:p text:style-name="P21"><text:span text:style-name="T2">All variables should continue with same conventions</text:span></text:p>
      <text:p text:style-name="P21"><text:span text:style-name="T2">USE COMMENTS</text:span></text:p>
      <text:p text:style-name="P21"><text:span text:style-name="T2">Simple testbenches</text:span></text:p>
      <text:p text:style-name="P21"><text:span text:style-name="T2">Meet Friday at 10, Tuesday at 11, weekends work</text:span></text:p>
      <text:p text:style-name="P21"><text:span text:style-name="T2">Effort is trying our best</text:span></text:p>
      <text:p text:style-name="P21"><text:span text:style-name="T2">Be completed with the project by the due date</text:span></text:p>
      <text:p text:style-name="Standard"><text:span text:style-name="T6"/></text:p>
      <text:p text:style-name="P5"/>
      <text:p text:style-name="Standard"><text:span text:style-name="T9">Role Responsibilities:</text:span><text:span text:style-name="T2"> </text:span><text:span text:style-name="T6">Complete the following planning table. Each lab part should be the responsibility of one team member. Also make sure that no one team member is the lead on both the design and test aspects of a single lab part. These guidelines aid in all students having a complete view of the lab. Plan for an anticipated deadline (read the lab manual and ask your TAs for assistance in setting up a good timeline). Note that the non-lead is encouraged to participate and support the lead wherever possible, increasing both the quality of the lab part and each team member’s knowledge.</text:span></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row table:style-name="Table1.1">
          <table:table-cell table:style-name="Table1.A1" table:number-rows-spanned="2" office:value-type="string">
            <text:p text:style-name="P12">Lab Part</text:p>
          </table:table-cell>
          <table:table-cell table:style-name="Table1.A1" table:number-rows-spanned="2" office:value-type="string">
            <text:p text:style-name="P12">Estimated Time</text:p>
          </table:table-cell>
          <table:table-cell table:style-name="Table1.A1" table:number-columns-spanned="2" office:value-type="string">
            <text:p text:style-name="P12">Design</text:p>
          </table:table-cell>
          <table:covered-table-cell/>
          <table:table-cell table:style-name="Table1.A1" table:number-columns-spanned="2" office:value-type="string">
            <text:p text:style-name="P12">Test</text:p>
          </table:table-cell>
          <table:covered-table-cell/>
        </table:table-row>
        <table:table-row table:style-name="Table1.2">
          <table:covered-table-cell/>
          <table:covered-table-cell/>
          <table:table-cell table:style-name="Table1.A1" office:value-type="string">
            <text:p text:style-name="P12">Lead</text:p>
          </table:table-cell>
          <table:table-cell table:style-name="Table1.A1" office:value-type="string">
            <text:p text:style-name="P12">Deadline</text:p>
          </table:table-cell>
          <table:table-cell table:style-name="Table1.A1" office:value-type="string">
            <text:p text:style-name="P12">Lead</text:p>
          </table:table-cell>
          <table:table-cell table:style-name="Table1.A1" office:value-type="string">
            <text:p text:style-name="P12">Deadline</text:p>
          </table:table-cell>
        </table:table-row>
        <table:table-row table:style-name="Table1.3">
          <table:table-cell table:style-name="Table1.A1" office:value-type="string">
            <text:p text:style-name="P6">High-level design</text:p>
          </table:table-cell>
          <table:table-cell table:style-name="Table1.A1" office:value-type="string">
            <text:p text:style-name="P19"><text:span text:style-name="T2">1 hr</text:span></text:p>
          </table:table-cell>
          <table:table-cell table:style-name="Table1.A1" office:value-type="string">
            <text:p text:style-name="P8">Drew</text:p>
          </table:table-cell>
          <table:table-cell table:style-name="Table1.A1" office:value-type="string">
            <text:p text:style-name="P8">2 weeks</text:p>
          </table:table-cell>
          <table:table-cell table:style-name="Table1.A1" office:value-type="string">
            <text:p text:style-name="P8">Anthon</text:p>
          </table:table-cell>
          <table:table-cell table:style-name="Table1.A1" office:value-type="string">
            <text:p text:style-name="P8">2 weeks</text:p>
          </table:table-cell>
        </table:table-row>
        <table:table-row table:style-name="Table1.3">
          <table:table-cell table:style-name="Table1.A1" office:value-type="string">
            <text:p text:style-name="P6">Test programs</text:p>
          </table:table-cell>
          <table:table-cell table:style-name="Table1.A1" office:value-type="string">
            <text:p text:style-name="P6">4 hr</text:p>
          </table:table-cell>
          <table:table-cell table:style-name="Table1.A1" office:value-type="string">
            <text:p text:style-name="P8">Anthon</text:p>
          </table:table-cell>
          <table:table-cell table:style-name="Table1.A1" office:value-type="string">
            <text:p text:style-name="P8">4 weeks</text:p>
          </table:table-cell>
          <table:table-cell table:style-name="Table1.A1" office:value-type="string">
            <text:p text:style-name="P8">Drew</text:p>
          </table:table-cell>
          <table:table-cell table:style-name="Table1.A1" office:value-type="string">
            <text:p text:style-name="P8">4 weeks</text:p>
          </table:table-cell>
        </table:table-row>
        <table:table-row table:style-name="Table1.3">
          <table:table-cell table:style-name="Table1.A1" office:value-type="string">
            <text:p text:style-name="P6">Control logic</text:p>
          </table:table-cell>
          <table:table-cell table:style-name="Table1.A1" office:value-type="string">
            <text:p text:style-name="P19"><text:span text:style-name="T2">2 hr</text:span></text:p>
          </table:table-cell>
          <table:table-cell table:style-name="Table1.A1" office:value-type="string">
            <text:p text:style-name="P8">Drew </text:p>
          </table:table-cell>
          <table:table-cell table:style-name="Table1.A1" office:value-type="string">
            <text:p text:style-name="P8">1 weeks</text:p>
          </table:table-cell>
          <table:table-cell table:style-name="Table1.A1" office:value-type="string">
            <text:p text:style-name="P8">Anthon</text:p>
          </table:table-cell>
          <table:table-cell table:style-name="Table1.A1" office:value-type="string">
            <text:p text:style-name="P8">1 weeks</text:p>
          </table:table-cell>
        </table:table-row>
        <table:table-row table:style-name="Table1.3">
          <table:table-cell table:style-name="Table1.A1" office:value-type="string">
            <text:p text:style-name="P19"><text:span text:style-name="T2">Fetch logic</text:span></text:p>
          </table:table-cell>
          <table:table-cell table:style-name="Table1.A1" office:value-type="string">
            <text:p text:style-name="P19"><text:span text:style-name="T2">3 hr</text:span></text:p>
          </table:table-cell>
          <table:table-cell table:style-name="Table1.A1" office:value-type="string">
            <text:p text:style-name="P8">Anthon</text:p>
          </table:table-cell>
          <table:table-cell table:style-name="Table1.A1" office:value-type="string">
            <text:p text:style-name="P8">1 week</text:p>
          </table:table-cell>
          <table:table-cell table:style-name="Table1.A1" office:value-type="string">
            <text:p text:style-name="P8">Drew</text:p>
          </table:table-cell>
          <table:table-cell table:style-name="Table1.A1" office:value-type="string">
            <text:p text:style-name="P8">1 week</text:p>
          </table:table-cell>
        </table:table-row>
        <table:table-row table:style-name="Table1.3">
          <table:table-cell table:style-name="Table1.A1" office:value-type="string">
            <text:p text:style-name="P6">Barrel shifter</text:p>
          </table:table-cell>
          <table:table-cell table:style-name="Table1.A1" office:value-type="string">
            <text:p text:style-name="P19"><text:span text:style-name="T2">2 hr</text:span></text:p>
          </table:table-cell>
          <table:table-cell table:style-name="Table1.A1" office:value-type="string">
            <text:p text:style-name="P8">Drew</text:p>
          </table:table-cell>
          <table:table-cell table:style-name="Table1.A1" office:value-type="string">
            <text:p text:style-name="P8">3 weeks</text:p>
          </table:table-cell>
          <table:table-cell table:style-name="Table1.A1" office:value-type="string">
            <text:p text:style-name="P8">Anthon</text:p>
          </table:table-cell>
          <table:table-cell table:style-name="Table1.A1" office:value-type="string">
            <text:p text:style-name="P8">3 weeks</text:p>
          </table:table-cell>
        </table:table-row>
        <table:table-row table:style-name="Table1.3">
          <table:table-cell table:style-name="Table1.A1" office:value-type="string">
            <text:p text:style-name="P6">ALU integration + Misc updates</text:p>
          </table:table-cell>
          <table:table-cell table:style-name="Table1.A1" office:value-type="string">
            <text:p text:style-name="P6">2 hr</text:p>
          </table:table-cell>
          <table:table-cell table:style-name="Table1.A1" office:value-type="string">
            <text:p text:style-name="P8">Anthon</text:p>
          </table:table-cell>
          <table:table-cell table:style-name="Table1.A1" office:value-type="string">
            <text:p text:style-name="P8">3 weeks</text:p>
          </table:table-cell>
          <table:table-cell table:style-name="Table1.A1" office:value-type="string">
            <text:p text:style-name="P8">Drew</text:p>
          </table:table-cell>
          <table:table-cell table:style-name="Table1.A1" office:value-type="string">
            <text:p text:style-name="P8">3 weeks</text:p>
          </table:table-cell>
        </table:table-row>
        <table:table-row table:style-name="Table1.3">
          <table:table-cell table:style-name="Table1.A1" office:value-type="string">
            <text:p text:style-name="P6">High-level integration</text:p>
          </table:table-cell>
          <table:table-cell table:style-name="Table1.A1" office:value-type="string">
            <text:p text:style-name="P19"><text:span text:style-name="T2">4 hr</text:span></text:p>
          </table:table-cell>
          <table:table-cell table:style-name="Table1.A1" office:value-type="string">
            <text:p text:style-name="P8">Both</text:p>
          </table:table-cell>
          <table:table-cell table:style-name="Table1.A1" office:value-type="string">
            <text:p text:style-name="P8">End</text:p>
          </table:table-cell>
          <table:table-cell table:style-name="Table1.A1" office:value-type="string">
            <text:p text:style-name="P8">Both</text:p>
          </table:table-cell>
          <table:table-cell table:style-name="Table1.A1" office:value-type="string">
            <text:p text:style-name="P8">End</text:p>
          </table:table-cell>
        </table:table-row>
        <table:table-row table:style-name="Table1.10">
          <table:table-cell table:style-name="Table1.A1" office:value-type="string">
            <text:p text:style-name="P6">Synthesis (human effort)</text:p>
          </table:table-cell>
          <table:table-cell table:style-name="Table1.A1" office:value-type="string">
            <text:p text:style-name="P19"><text:span text:style-name="T2">1.5 hr</text:span></text:p>
          </table:table-cell>
          <table:table-cell table:style-name="Table1.A1" office:value-type="string">
            <text:p text:style-name="P8">Anthon</text:p>
          </table:table-cell>
          <table:table-cell table:style-name="Table1.A1" office:value-type="string">
            <text:p text:style-name="P8">End</text:p>
          </table:table-cell>
          <table:table-cell table:style-name="Table1.A1" office:value-type="string">
            <text:p text:style-name="P8">Drew</text:p>
          </table:table-cell>
          <table:table-cell table:style-name="Table1.A1" office:value-type="string">
            <text:p text:style-name="P8">End</text:p>
          </table:table-cell>
        </table:table-row>
      </table:table>
      <text:p text:style-name="Standard"><text:span text:style-name="T6">Estimated Time is given as a </text:span><text:span text:style-name="T8">very</text:span><text:span text:style-name="T6"> </text:span><text:span text:style-name="T8">rough</text:span><text:span text:style-name="T6"> guide for even distribution of tasks assuming you’ve already read through the lab document and have the prerequisite knowledge. Depending on your group’s skill and prerequisite knowledge, some tasks may take disproportionately long or short. For your future planning, track this – for future prelabs </text:span><text:soft-page-break/><text:span text:style-name="T6">you will be asked to note why past tasks took longer than expected and how you might avoid such issues in the future.</text:span></text:p>
      <text:p text:style-name="P4"/>
      <text:p text:style-name="Standard"><text:span text:style-name="T9">Integrity of Work:</text:span><text:span text:style-name="T2"> </text:span><text:span text:style-name="T6">Do not delete the following.</text:span><text:span text:style-name="T2"> We agree that the work we provide to other team members and ultimately submit for a grade is a direct result of our own work as described in the course syllabus. Specifically, we will generate all VHDL code ourselves and not copy VHDL code from online sources, other groups, book companion material, or past student projects to which anyone outside of my team has contributed. </text:span></text:p>
      <text:p text:style-name="P7"/>
      <text:p text:style-name="P20"/>
      <text:p text:style-name="Standard"><text:span text:style-name="T10">Student Signature</text:span><text:span text:style-name="T2"> _</text:span><text:span text:style-name="T5">Drew Swanson</text:span><text:span text:style-name="T2">_______<text:tab/></text:span><text:span text:style-name="T10">Date</text:span><text:span text:style-name="T2"> ____</text:span><text:span text:style-name="T5">10/1/25</text:span><text:span text:style-name="T2">_____</text:span></text:p>
      <text:p text:style-name="P4"/>
      <text:p text:style-name="P4"/>
      <text:p text:style-name="Standard"><text:span text:style-name="T10">Student Signature</text:span><text:span text:style-name="T2"> ____</text:span><text:span text:style-name="T5">(anthon) Anthon Worsham</text:span><text:span text:style-name="T2"><text:tab/></text:span><text:span text:style-name="T10">Date</text:span><text:span text:style-name="T2"> ____</text:span><text:span text:style-name="T5">10/1/25</text:span><text:span text:style-name="T2">____</text:span></text:p>
      <text:p text:style-name="P4"/>
      <text:p text:style-name="P4"/>
      <text:p text:style-name="Standard"><text:span text:style-name="T10">Student Signature</text:span><text:span text:style-name="T2"> _______________________________<text:tab/></text:span><text:span text:style-name="T10">Date</text:span><text:span text:style-name="T2"> _______________</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fo:background-color="#00ff00"/>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er_20_Char" style:display-name="Header Char" style:family="text"/>
    <style:style style:name="Footer_20_Char" style:display-name="Footer Cha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rading Sheet – Lab 1</dc:title>
    <dc:subject/>
    <meta:keyword/>
    <dc:description/>
    <meta:initial-creator>Aaron Striegel</meta:initial-creator>
    <meta:creation-date>2023-02-14T17:57:00</meta:creation-date>
    <dc:date>2025-10-01T11:10:33.916726353</dc:date>
    <meta:print-date>2000-01-05T10:22:00</meta:print-date>
    <meta:editing-cycles>4</meta:editing-cycles>
    <meta:editing-duration>PT10M3S</meta:editing-duration>
    <meta:document-statistic meta:table-count="1" meta:image-count="0" meta:object-count="0" meta:page-count="3" meta:paragraph-count="102" meta:word-count="790" meta:character-count="4887" meta:non-whitespace-character-count="4201"/>
    <meta:generator>LibreOffice/7.1.8.1$Linux_X86_64 LibreOffice_project/10$Build-1</meta:generator>
    <meta:user-defined meta:name="ACTIVE">ACTIVE</meta:user-defined>
    <meta:user-defined meta:name="VTCASE">VTCASE</meta:user-defined>
    <meta:user-defined meta:name="VTCommandPending">VTCommandPending</meta:user-defined>
  </office:meta>
</office:document-meta>
</file>